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fo:border-left="0.06pt solid #000000" fo:border-right="0.06pt solid #000000" fo:border-top="1.05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1.05pt solid #000000"/>
    </style:style>
    <style:style style:name="ce6" style:family="table-cell" style:parent-style-name="Default">
      <style:table-cell-properties fo:border-bottom="1.05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1.05pt solid #000000" fo:border-left="0.06pt solid #000000" fo:border-right="1.05pt solid #000000" fo:border-top="1.05pt solid #000000"/>
    </style:style>
    <style:style style:name="ce8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9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10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1.05pt solid #000000" fo:border-top="1.05pt solid #000000"/>
    </style:style>
    <style:style style:name="ce12" style:family="table-cell" style:parent-style-name="Default">
      <style:table-cell-properties fo:border-bottom="0.06pt solid #000000" fo:border-left="0.06pt solid #000000" fo:border-right="1.05pt solid #000000" fo:border-top="0.06pt solid #000000"/>
    </style:style>
    <style:style style:name="ce13" style:family="table-cell" style:parent-style-name="Default">
      <style:table-cell-properties fo:border-bottom="1.05pt solid #000000" fo:border-left="0.06pt solid #000000" fo:border-right="1.05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88cm" svg:x="19.539cm" svg:y="11.009cm">
            <draw:object draw:notify-on-update-of-ranges="Sheet1.B1:Sheet1.H1 Sheet1.A3:Sheet1.A3 Sheet1.B3:Sheet1.H3 Sheet1.A6:Sheet1.A6 Sheet1.B6:Sheet1.H6 Sheet1.A9:Sheet1.A9 Sheet1.B9:Sheet1.H9 Sheet1.A12:Sheet1.A12 Sheet1.B12:Sheet1.H12 Sheet1.A15:Sheet1.A15 Sheet1.B15:Sheet1.H15 Sheet1.A18:Sheet1.A18 Sheet1.B18:Sheet1.H18 Sheet1.A21:Sheet1.A21 Sheet1.B21:Sheet1.H21 Sheet1.A24:Sheet1.A24 Sheet1.B24:Sheet1.H24 Sheet1.A27:Sheet1.A27 Sheet1.B27:Sheet1.H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88cm" svg:x="0.138cm" svg:y="12.771cm">
            <draw:object draw:notify-on-update-of-ranges="Sheet1.B1:Sheet1.H1 Sheet1.A4:Sheet1.A4 Sheet1.B4:Sheet1.H4 Sheet1.A7:Sheet1.A7 Sheet1.B7:Sheet1.H7 Sheet1.A10:Sheet1.A10 Sheet1.B10:Sheet1.H10 Sheet1.A13:Sheet1.A13 Sheet1.B13:Sheet1.H13 Sheet1.A16:Sheet1.A16 Sheet1.B16:Sheet1.H16 Sheet1.A19:Sheet1.A19 Sheet1.B19:Sheet1.H19 Sheet1.A22:Sheet1.A22 Sheet1.B22:Sheet1.H22 Sheet1.A25:Sheet1.A25 Sheet1.B25:Sheet1.H25 Sheet1.A28:Sheet1.A28 Sheet1.B28:Sheet1.H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812cm" svg:height="10.568cm" svg:x="19.557cm" svg:y="0.15cm">
            <draw:object draw:notify-on-update-of-ranges="Sheet1.B1:Sheet1.H1 Sheet1.A2:Sheet1.A2 Sheet1.B2:Sheet1.H2 Sheet1.A5:Sheet1.A5 Sheet1.B5:Sheet1.H5 Sheet1.A8:Sheet1.A8 Sheet1.B8:Sheet1.H8 Sheet1.A11:Sheet1.A11 Sheet1.B11:Sheet1.H11 Sheet1.A14:Sheet1.A14 Sheet1.B14:Sheet1.H14 Sheet1.A17:Sheet1.A17 Sheet1.B17:Sheet1.H17 Sheet1.A20:Sheet1.A20 Sheet1.B20:Sheet1.H20 Sheet1.A23:Sheet1.A23 Sheet1.B23:Sheet1.H23 Sheet1.A26:Sheet1.A26 Sheet1.B26:Sheet1.H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.445cm" svg:height="10.924cm" svg:x="19.539cm" svg:y="11.009cm">
            <draw:object draw:notify-on-update-of-ranges="Sheet1.B1:Sheet1.H1 Sheet1.A3:Sheet1.A3 Sheet1.B3:Sheet1.H3 Sheet1.A6:Sheet1.A6 Sheet1.B6:Sheet1.H6 Sheet1.A9:Sheet1.A9 Sheet1.B9:Sheet1.H9 Sheet1.A12:Sheet1.A12 Sheet1.B12:Sheet1.H12 Sheet1.A15:Sheet1.A15 Sheet1.B15:Sheet1.H15 Sheet1.A18:Sheet1.A18 Sheet1.B18:Sheet1.H18 Sheet1.A21:Sheet1.A21 Sheet1.B21:Sheet1.H21 Sheet1.A24:Sheet1.A24 Sheet1.B24:Sheet1.H24 Sheet1.A27:Sheet1.A27 Sheet1.B27:Sheet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8.911cm" svg:height="10.624cm" svg:x="0.138cm" svg:y="12.771cm">
            <draw:object draw:notify-on-update-of-ranges="Sheet1.B1:Sheet1.H1 Sheet1.A4:Sheet1.A4 Sheet1.B4:Sheet1.H4 Sheet1.A7:Sheet1.A7 Sheet1.B7:Sheet1.H7 Sheet1.A10:Sheet1.A10 Sheet1.B10:Sheet1.H10 Sheet1.A13:Sheet1.A13 Sheet1.B13:Sheet1.H13 Sheet1.A16:Sheet1.A16 Sheet1.B16:Sheet1.H16 Sheet1.A19:Sheet1.A19 Sheet1.B19:Sheet1.H19 Sheet1.A22:Sheet1.A22 Sheet1.B22:Sheet1.H22 Sheet1.A25:Sheet1.A25 Sheet1.B25:Sheet1.H25 Sheet1.A28:Sheet1.A28 Sheet1.B28:Sheet1.H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2" table:default-cell-style-name="ce11"/>
        <table:table-row table:style-name="ro1"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7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QS F Random</text:p>
          </table:table-cell>
          <table:table-cell table:style-name="ce2" office:value-type="float" office:value="0.0662703929997406" calcext:value-type="float">
            <text:p>0.066270392999741</text:p>
          </table:table-cell>
          <table:table-cell table:style-name="ce2" office:value-type="float" office:value="1.29123311499961" calcext:value-type="float">
            <text:p>1.29123311499961</text:p>
          </table:table-cell>
          <table:table-cell table:style-name="ce2" office:value-type="float" office:value="4.70649484600017" calcext:value-type="float">
            <text:p>4.70649484600017</text:p>
          </table:table-cell>
          <table:table-cell table:style-name="ce2" office:value-type="float" office:value="79.0551436810001" calcext:value-type="float">
            <text:p>79.0551436810001</text:p>
          </table:table-cell>
          <table:table-cell table:style-name="ce2" table:number-columns-repeated="2"/>
          <table:table-cell table:style-name="ce8"/>
        </table:table-row>
        <table:table-row table:style-name="ro1">
          <table:table-cell office:value-type="string" calcext:value-type="string">
            <text:p>QS F Sorted</text:p>
          </table:table-cell>
          <table:table-cell office:value-type="float" office:value="0.124907060999703" calcext:value-type="float">
            <text:p>0.124907060999703</text:p>
          </table:table-cell>
          <table:table-cell office:value-type="float" office:value="1.92936220299998" calcext:value-type="float">
            <text:p>1.92936220299998</text:p>
          </table:table-cell>
          <table:table-cell office:value-type="float" office:value="7.05089795499998" calcext:value-type="float">
            <text:p>7.05089795499998</text:p>
          </table:table-cell>
          <table:table-cell office:value-type="float" office:value="116.803196945" calcext:value-type="float">
            <text:p>116.803196945</text:p>
          </table:table-cell>
          <table:table-cell table:number-columns-repeated="2"/>
          <table:table-cell table:style-name="ce9"/>
        </table:table-row>
        <table:table-row table:style-name="ro1">
          <table:table-cell table:style-name="ce4" office:value-type="string" calcext:value-type="string">
            <text:p>QS F Rev sorted</text:p>
          </table:table-cell>
          <table:table-cell table:style-name="ce4" office:value-type="float" office:value="0.115111454000271" calcext:value-type="float">
            <text:p>0.115111454000271</text:p>
          </table:table-cell>
          <table:table-cell table:style-name="ce4" office:value-type="float" office:value="1.97888005300001" calcext:value-type="float">
            <text:p>1.97888005300001</text:p>
          </table:table-cell>
          <table:table-cell table:style-name="ce4" office:value-type="float" office:value="7.37852285300005" calcext:value-type="float">
            <text:p>7.37852285300005</text:p>
          </table:table-cell>
          <table:table-cell table:style-name="ce4" office:value-type="float" office:value="136.546045882" calcext:value-type="float">
            <text:p>136.546045882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 table:style-name="ce5" office:value-type="string" calcext:value-type="string">
            <text:p>QS L Random</text:p>
          </table:table-cell>
          <table:table-cell table:style-name="ce5" office:value-type="float" office:value="0.162279473000126" calcext:value-type="float">
            <text:p>0.162279473000126</text:p>
          </table:table-cell>
          <table:table-cell table:style-name="ce5" office:value-type="float" office:value="3.1870788819997" calcext:value-type="float">
            <text:p>3.1870788819997</text:p>
          </table:table-cell>
          <table:table-cell table:style-name="ce5" office:value-type="float" office:value="10.1925224359998" calcext:value-type="float">
            <text:p>10.1925224359998</text:p>
          </table:table-cell>
          <table:table-cell table:style-name="ce5" office:value-type="float" office:value="89.9417267010003" calcext:value-type="float">
            <text:p>89.9417267010003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QS L Sorted</text:p>
          </table:table-cell>
          <table:table-cell office:value-type="float" office:value="0.193868949000262" calcext:value-type="float">
            <text:p>0.193868949000262</text:p>
          </table:table-cell>
          <table:table-cell office:value-type="float" office:value="3.88069288399993" calcext:value-type="float">
            <text:p>3.88069288399993</text:p>
          </table:table-cell>
          <table:table-cell office:value-type="float" office:value="12.8151437890001" calcext:value-type="float">
            <text:p>12.8151437890001</text:p>
          </table:table-cell>
          <table:table-cell office:value-type="float" office:value="110.702027231" calcext:value-type="float">
            <text:p>110.702027231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QS L Rev sorted</text:p>
          </table:table-cell>
          <table:table-cell table:style-name="ce6" office:value-type="float" office:value="0.185930627999824" calcext:value-type="float">
            <text:p>0.185930627999824</text:p>
          </table:table-cell>
          <table:table-cell table:style-name="ce6" office:value-type="float" office:value="3.90996541999993" calcext:value-type="float">
            <text:p>3.90996541999993</text:p>
          </table:table-cell>
          <table:table-cell table:style-name="ce6" office:value-type="float" office:value="15.9456744839999" calcext:value-type="float">
            <text:p>15.9456744839999</text:p>
          </table:table-cell>
          <table:table-cell table:style-name="ce6" office:value-type="float" office:value="133.430508695" calcext:value-type="float">
            <text:p>133.430508695</text:p>
          </table:table-cell>
          <table:table-cell table:style-name="ce6" table:number-columns-repeated="2"/>
          <table:table-cell table:style-name="ce13"/>
        </table:table-row>
        <table:table-row table:style-name="ro1">
          <table:table-cell table:style-name="ce5" office:value-type="string" calcext:value-type="string">
            <text:p>QS M Random</text:p>
          </table:table-cell>
          <table:table-cell table:style-name="ce5" office:value-type="float" office:value="0.0074700049999592" calcext:value-type="float">
            <text:p>0.007470004999959</text:p>
          </table:table-cell>
          <table:table-cell table:style-name="ce5" office:value-type="float" office:value="0.0456911810001657" calcext:value-type="float">
            <text:p>0.045691181000166</text:p>
          </table:table-cell>
          <table:table-cell table:style-name="ce5" office:value-type="float" office:value="0.0970051339995734" calcext:value-type="float">
            <text:p>0.097005133999574</text:p>
          </table:table-cell>
          <table:table-cell table:style-name="ce5" office:value-type="float" office:value="0.605511683999794" calcext:value-type="float">
            <text:p>0.605511683999794</text:p>
          </table:table-cell>
          <table:table-cell table:style-name="ce5" office:value-type="float" office:value="1.48845608000011" calcext:value-type="float">
            <text:p>1.48845608000011</text:p>
          </table:table-cell>
          <table:table-cell table:style-name="ce5" office:value-type="float" office:value="13.00140981" calcext:value-type="float">
            <text:p>13.00140981</text:p>
          </table:table-cell>
          <table:table-cell office:value-type="float" office:value="37.268588248" calcext:value-type="float">
            <text:p>37.268588248</text:p>
          </table:table-cell>
        </table:table-row>
        <table:table-row table:style-name="ro1">
          <table:table-cell office:value-type="string" calcext:value-type="string">
            <text:p>QS M Sorted</text:p>
          </table:table-cell>
          <table:table-cell office:value-type="float" office:value="0.00651890699964497" calcext:value-type="float">
            <text:p>0.006518906999645</text:p>
          </table:table-cell>
          <table:table-cell office:value-type="float" office:value="0.0457235249996302" calcext:value-type="float">
            <text:p>0.04572352499963</text:p>
          </table:table-cell>
          <table:table-cell office:value-type="float" office:value="0.0897523620001266" calcext:value-type="float">
            <text:p>0.089752362000127</text:p>
          </table:table-cell>
          <table:table-cell office:value-type="float" office:value="0.57513409000012" calcext:value-type="float">
            <text:p>0.57513409000012</text:p>
          </table:table-cell>
          <table:table-cell office:value-type="float" office:value="1.40421161799986" calcext:value-type="float">
            <text:p>1.40421161799986</text:p>
          </table:table-cell>
          <table:table-cell office:value-type="float" office:value="12.7854848279999" calcext:value-type="float">
            <text:p>12.7854848279999</text:p>
          </table:table-cell>
          <table:table-cell table:style-name="ce12" office:value-type="float" office:value="36.8688882730003" calcext:value-type="float">
            <text:p>36.8688882730003</text:p>
          </table:table-cell>
        </table:table-row>
        <table:table-row table:style-name="ro1">
          <table:table-cell table:style-name="ce6" office:value-type="string" calcext:value-type="string">
            <text:p>QS M Rev sorted</text:p>
          </table:table-cell>
          <table:table-cell table:style-name="ce6" office:value-type="float" office:value="0.00720288499996968" calcext:value-type="float">
            <text:p>0.00720288499997</text:p>
          </table:table-cell>
          <table:table-cell table:style-name="ce6" office:value-type="float" office:value="0.0420702389997132" calcext:value-type="float">
            <text:p>0.042070238999713</text:p>
          </table:table-cell>
          <table:table-cell table:style-name="ce6" office:value-type="float" office:value="0.0846736210000927" calcext:value-type="float">
            <text:p>0.084673621000093</text:p>
          </table:table-cell>
          <table:table-cell table:style-name="ce6" office:value-type="float" office:value="0.576164335000158" calcext:value-type="float">
            <text:p>0.576164335000158</text:p>
          </table:table-cell>
          <table:table-cell table:style-name="ce6" office:value-type="float" office:value="1.38402796100036" calcext:value-type="float">
            <text:p>1.38402796100036</text:p>
          </table:table-cell>
          <table:table-cell table:style-name="ce6" office:value-type="float" office:value="12.8129620530003" calcext:value-type="float">
            <text:p>12.8129620530003</text:p>
          </table:table-cell>
          <table:table-cell table:style-name="ce13" office:value-type="float" office:value="36.9480849239999" calcext:value-type="float">
            <text:p>36.9480849239999</text:p>
          </table:table-cell>
        </table:table-row>
        <table:table-row table:style-name="ro1">
          <table:table-cell table:style-name="ce5" office:value-type="string" calcext:value-type="string">
            <text:p>QS R Random</text:p>
          </table:table-cell>
          <table:table-cell table:style-name="ce5" office:value-type="float" office:value="0.0111140379999597" calcext:value-type="float">
            <text:p>0.01111403799996</text:p>
          </table:table-cell>
          <table:table-cell table:style-name="ce5" office:value-type="float" office:value="0.0675834250000662" calcext:value-type="float">
            <text:p>0.067583425000066</text:p>
          </table:table-cell>
          <table:table-cell table:style-name="ce5" office:value-type="float" office:value="0.132344305000061" calcext:value-type="float">
            <text:p>0.132344305000061</text:p>
          </table:table-cell>
          <table:table-cell table:style-name="ce5" office:value-type="float" office:value="0.876047781000125" calcext:value-type="float">
            <text:p>0.876047781000125</text:p>
          </table:table-cell>
          <table:table-cell table:style-name="ce5" office:value-type="float" office:value="2.04786913099997" calcext:value-type="float">
            <text:p>2.04786913099997</text:p>
          </table:table-cell>
          <table:table-cell table:style-name="ce5" office:value-type="float" office:value="16.2580138129997" calcext:value-type="float">
            <text:p>16.2580138129997</text:p>
          </table:table-cell>
          <table:table-cell office:value-type="float" office:value="43.5251182890002" calcext:value-type="float">
            <text:p>43.5251182890002</text:p>
          </table:table-cell>
        </table:table-row>
        <table:table-row table:style-name="ro1">
          <table:table-cell office:value-type="string" calcext:value-type="string">
            <text:p>QS R Sorted</text:p>
          </table:table-cell>
          <table:table-cell office:value-type="float" office:value="0.0116850399999748" calcext:value-type="float">
            <text:p>0.011685039999975</text:p>
          </table:table-cell>
          <table:table-cell office:value-type="float" office:value="0.0656414899999618" calcext:value-type="float">
            <text:p>0.065641489999962</text:p>
          </table:table-cell>
          <table:table-cell office:value-type="float" office:value="0.130629214000237" calcext:value-type="float">
            <text:p>0.130629214000237</text:p>
          </table:table-cell>
          <table:table-cell office:value-type="float" office:value="0.832056063999971" calcext:value-type="float">
            <text:p>0.832056063999971</text:p>
          </table:table-cell>
          <table:table-cell office:value-type="float" office:value="1.96685623299982" calcext:value-type="float">
            <text:p>1.96685623299982</text:p>
          </table:table-cell>
          <table:table-cell office:value-type="float" office:value="16.0827153609998" calcext:value-type="float">
            <text:p>16.0827153609998</text:p>
          </table:table-cell>
          <table:table-cell table:style-name="ce12" office:value-type="float" office:value="44.0272450719999" calcext:value-type="float">
            <text:p>44.0272450719999</text:p>
          </table:table-cell>
        </table:table-row>
        <table:table-row table:style-name="ro1">
          <table:table-cell table:style-name="ce6" office:value-type="string" calcext:value-type="string">
            <text:p>QS R Rev sorted</text:p>
          </table:table-cell>
          <table:table-cell table:style-name="ce6" office:value-type="float" office:value="0.0137021359996652" calcext:value-type="float">
            <text:p>0.013702135999665</text:p>
          </table:table-cell>
          <table:table-cell table:style-name="ce6" office:value-type="float" office:value="0.0661687369997708" calcext:value-type="float">
            <text:p>0.066168736999771</text:p>
          </table:table-cell>
          <table:table-cell table:style-name="ce6" office:value-type="float" office:value="0.12992508599973" calcext:value-type="float">
            <text:p>0.12992508599973</text:p>
          </table:table-cell>
          <table:table-cell table:style-name="ce6" office:value-type="float" office:value="0.814128536000226" calcext:value-type="float">
            <text:p>0.814128536000226</text:p>
          </table:table-cell>
          <table:table-cell table:style-name="ce6" office:value-type="float" office:value="1.9806904080001" calcext:value-type="float">
            <text:p>1.9806904080001</text:p>
          </table:table-cell>
          <table:table-cell table:style-name="ce6" office:value-type="float" office:value="16.4141442129999" calcext:value-type="float">
            <text:p>16.4141442129999</text:p>
          </table:table-cell>
          <table:table-cell table:style-name="ce13" office:value-type="float" office:value="44.377780151" calcext:value-type="float">
            <text:p>44.377780151</text:p>
          </table:table-cell>
        </table:table-row>
        <table:table-row table:style-name="ro1">
          <table:table-cell table:style-name="ce5" office:value-type="string" calcext:value-type="string">
            <text:p>Heap Random</text:p>
          </table:table-cell>
          <table:table-cell table:style-name="ce5" office:value-type="float" office:value="0.0201989669985778" calcext:value-type="float">
            <text:p>0.020198966998578</text:p>
          </table:table-cell>
          <table:table-cell table:style-name="ce5" office:value-type="float" office:value="0.119898868000746" calcext:value-type="float">
            <text:p>0.119898868000746</text:p>
          </table:table-cell>
          <table:table-cell table:style-name="ce5" office:value-type="float" office:value="0.261975162000454" calcext:value-type="float">
            <text:p>0.261975162000454</text:p>
          </table:table-cell>
          <table:table-cell table:style-name="ce5" office:value-type="float" office:value="1.64310746899719" calcext:value-type="float">
            <text:p>1.64310746899719</text:p>
          </table:table-cell>
          <table:table-cell table:style-name="ce5" office:value-type="float" office:value="3.73279998100043" calcext:value-type="float">
            <text:p>3.73279998100043</text:p>
          </table:table-cell>
          <table:table-cell table:style-name="ce5" office:value-type="float" office:value="20.566482274" calcext:value-type="float">
            <text:p>20.566482274</text:p>
          </table:table-cell>
          <table:table-cell office:value-type="float" office:value="40.490100043" calcext:value-type="float">
            <text:p>40.490100043</text:p>
          </table:table-cell>
        </table:table-row>
        <table:table-row table:style-name="ro1">
          <table:table-cell office:value-type="string" calcext:value-type="string">
            <text:p>Heap Sorted</text:p>
          </table:table-cell>
          <table:table-cell office:value-type="float" office:value="0.0204181110020727" calcext:value-type="float">
            <text:p>0.020418111002073</text:p>
          </table:table-cell>
          <table:table-cell office:value-type="float" office:value="0.121833843997592" calcext:value-type="float">
            <text:p>0.121833843997592</text:p>
          </table:table-cell>
          <table:table-cell office:value-type="float" office:value="0.274173956997402" calcext:value-type="float">
            <text:p>0.274173956997402</text:p>
          </table:table-cell>
          <table:table-cell office:value-type="float" office:value="1.77235949700116" calcext:value-type="float">
            <text:p>1.77235949700116</text:p>
          </table:table-cell>
          <table:table-cell office:value-type="float" office:value="3.52540885499911" calcext:value-type="float">
            <text:p>3.52540885499911</text:p>
          </table:table-cell>
          <table:table-cell office:value-type="float" office:value="19.7805270249992" calcext:value-type="float">
            <text:p>19.7805270249992</text:p>
          </table:table-cell>
          <table:table-cell table:style-name="ce12" office:value-type="float" office:value="39.9026353280024" calcext:value-type="float">
            <text:p>39.9026353280024</text:p>
          </table:table-cell>
        </table:table-row>
        <table:table-row table:style-name="ro1">
          <table:table-cell table:style-name="ce6" office:value-type="string" calcext:value-type="string">
            <text:p>Heap Rev sorted</text:p>
          </table:table-cell>
          <table:table-cell table:style-name="ce6" office:value-type="float" office:value="0.0190654180005367" calcext:value-type="float">
            <text:p>0.019065418000537</text:p>
          </table:table-cell>
          <table:table-cell table:style-name="ce6" office:value-type="float" office:value="0.122591244999057" calcext:value-type="float">
            <text:p>0.122591244999057</text:p>
          </table:table-cell>
          <table:table-cell table:style-name="ce6" office:value-type="float" office:value="0.263425924997136" calcext:value-type="float">
            <text:p>0.263425924997136</text:p>
          </table:table-cell>
          <table:table-cell table:style-name="ce6" office:value-type="float" office:value="1.7653697090027" calcext:value-type="float">
            <text:p>1.7653697090027</text:p>
          </table:table-cell>
          <table:table-cell table:style-name="ce6" office:value-type="float" office:value="3.68479468900114" calcext:value-type="float">
            <text:p>3.68479468900114</text:p>
          </table:table-cell>
          <table:table-cell table:style-name="ce6" office:value-type="float" office:value="19.7395391300015" calcext:value-type="float">
            <text:p>19.7395391300015</text:p>
          </table:table-cell>
          <table:table-cell table:style-name="ce13" office:value-type="float" office:value="39.4735207259982" calcext:value-type="float">
            <text:p>39.4735207259982</text:p>
          </table:table-cell>
        </table:table-row>
        <table:table-row table:style-name="ro1">
          <table:table-cell table:style-name="ce5" office:value-type="string" calcext:value-type="string">
            <text:p>Merge Random</text:p>
          </table:table-cell>
          <table:table-cell table:style-name="ce5" office:value-type="float" office:value="0.00980620400150656" calcext:value-type="float">
            <text:p>0.009806204001507</text:p>
          </table:table-cell>
          <table:table-cell table:style-name="ce5" office:value-type="float" office:value="0.0674031359994842" calcext:value-type="float">
            <text:p>0.067403135999484</text:p>
          </table:table-cell>
          <table:table-cell table:style-name="ce5" office:value-type="float" office:value="0.134674109001935" calcext:value-type="float">
            <text:p>0.134674109001935</text:p>
          </table:table-cell>
          <table:table-cell table:style-name="ce5" office:value-type="float" office:value="0.713905139000417" calcext:value-type="float">
            <text:p>0.713905139000417</text:p>
          </table:table-cell>
          <table:table-cell table:style-name="ce5" office:value-type="float" office:value="1.42022302400073" calcext:value-type="float">
            <text:p>1.42022302400073</text:p>
          </table:table-cell>
          <table:table-cell table:style-name="ce5" office:value-type="float" office:value="8.29896785600067" calcext:value-type="float">
            <text:p>8.29896785600067</text:p>
          </table:table-cell>
          <table:table-cell office:value-type="float" office:value="18.6313184350001" calcext:value-type="float">
            <text:p>18.6313184350001</text:p>
          </table:table-cell>
        </table:table-row>
        <table:table-row table:style-name="ro1">
          <table:table-cell office:value-type="string" calcext:value-type="string">
            <text:p>Merge Sorted</text:p>
          </table:table-cell>
          <table:table-cell office:value-type="float" office:value="0.0106451080027909" calcext:value-type="float">
            <text:p>0.010645108002791</text:p>
          </table:table-cell>
          <table:table-cell office:value-type="float" office:value="0.0628238889985369" calcext:value-type="float">
            <text:p>0.062823888998537</text:p>
          </table:table-cell>
          <table:table-cell office:value-type="float" office:value="0.109533238002768" calcext:value-type="float">
            <text:p>0.109533238002768</text:p>
          </table:table-cell>
          <table:table-cell office:value-type="float" office:value="0.587241452001763" calcext:value-type="float">
            <text:p>0.587241452001763</text:p>
          </table:table-cell>
          <table:table-cell office:value-type="float" office:value="1.46638478100067" calcext:value-type="float">
            <text:p>1.46638478100067</text:p>
          </table:table-cell>
          <table:table-cell office:value-type="float" office:value="8.21024421999755" calcext:value-type="float">
            <text:p>8.21024421999755</text:p>
          </table:table-cell>
          <table:table-cell table:style-name="ce12" office:value-type="float" office:value="17.7630431210018" calcext:value-type="float">
            <text:p>17.7630431210018</text:p>
          </table:table-cell>
        </table:table-row>
        <table:table-row table:style-name="ro1">
          <table:table-cell table:style-name="ce6" office:value-type="string" calcext:value-type="string">
            <text:p>Merge Rev sorted</text:p>
          </table:table-cell>
          <table:table-cell table:style-name="ce6" office:value-type="float" office:value="0.00903117200141423" calcext:value-type="float">
            <text:p>0.009031172001414</text:p>
          </table:table-cell>
          <table:table-cell table:style-name="ce6" office:value-type="float" office:value="0.0562355119982385" calcext:value-type="float">
            <text:p>0.056235511998239</text:p>
          </table:table-cell>
          <table:table-cell table:style-name="ce6" office:value-type="float" office:value="0.107938673001627" calcext:value-type="float">
            <text:p>0.107938673001627</text:p>
          </table:table-cell>
          <table:table-cell table:style-name="ce6" office:value-type="float" office:value="0.682591944001615" calcext:value-type="float">
            <text:p>0.682591944001615</text:p>
          </table:table-cell>
          <table:table-cell table:style-name="ce6" office:value-type="float" office:value="1.38772184200207" calcext:value-type="float">
            <text:p>1.38772184200207</text:p>
          </table:table-cell>
          <table:table-cell table:style-name="ce6" office:value-type="float" office:value="8.06365275200005" calcext:value-type="float">
            <text:p>8.06365275200005</text:p>
          </table:table-cell>
          <table:table-cell table:style-name="ce13" office:value-type="float" office:value="17.303284349" calcext:value-type="float">
            <text:p>17.303284349</text:p>
          </table:table-cell>
        </table:table-row>
        <table:table-row table:style-name="ro1">
          <table:table-cell table:style-name="ce5" office:value-type="string" calcext:value-type="string">
            <text:p>Bubble Random</text:p>
          </table:table-cell>
          <table:table-cell table:style-name="ce5" office:value-type="float" office:value="0.0936112420022255" calcext:value-type="float">
            <text:p>0.093611242002226</text:p>
          </table:table-cell>
          <table:table-cell table:style-name="ce5" office:value-type="float" office:value="2.59992546799913" calcext:value-type="float">
            <text:p>2.59992546799913</text:p>
          </table:table-cell>
          <table:table-cell table:style-name="ce5" office:value-type="float" office:value="10.544793006" calcext:value-type="float">
            <text:p>10.544793006</text:p>
          </table:table-cell>
          <table:table-cell table:style-name="ce5" office:value-type="float" office:value="264.241757542" calcext:value-type="float">
            <text:p>264.241757542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Bubble Sorted</text:p>
          </table:table-cell>
          <table:table-cell office:value-type="float" office:value="0.00048310299825971" calcext:value-type="float">
            <text:p>0.00048310299826</text:p>
          </table:table-cell>
          <table:table-cell office:value-type="float" office:value="0.00176040400037891" calcext:value-type="float">
            <text:p>0.001760404000379</text:p>
          </table:table-cell>
          <table:table-cell office:value-type="float" office:value="0.00433259700002964" calcext:value-type="float">
            <text:p>0.00433259700003</text:p>
          </table:table-cell>
          <table:table-cell office:value-type="float" office:value="0.0205689030008216" calcext:value-type="float">
            <text:p>0.020568903000822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Bubble Rev sorted</text:p>
          </table:table-cell>
          <table:table-cell table:style-name="ce6" office:value-type="float" office:value="0.117354759000591" calcext:value-type="float">
            <text:p>0.117354759000591</text:p>
          </table:table-cell>
          <table:table-cell table:style-name="ce6" office:value-type="float" office:value="3.161174183002" calcext:value-type="float">
            <text:p>3.161174183002</text:p>
          </table:table-cell>
          <table:table-cell table:style-name="ce6" office:value-type="float" office:value="12.9615705420001" calcext:value-type="float">
            <text:p>12.9615705420001</text:p>
          </table:table-cell>
          <table:table-cell table:style-name="ce6" office:value-type="float" office:value="331.818958645999" calcext:value-type="float">
            <text:p>331.818958645999</text:p>
          </table:table-cell>
          <table:table-cell table:style-name="ce6" table:number-columns-repeated="2"/>
          <table:table-cell table:style-name="ce13"/>
        </table:table-row>
        <table:table-row table:style-name="ro1">
          <table:table-cell table:style-name="ce5" office:value-type="string" calcext:value-type="string">
            <text:p>Insertion Random</text:p>
          </table:table-cell>
          <table:table-cell table:style-name="ce5" office:value-type="float" office:value="0.047995977998653" calcext:value-type="float">
            <text:p>0.047995977998653</text:p>
          </table:table-cell>
          <table:table-cell table:style-name="ce5" office:value-type="float" office:value="1.36766930500016" calcext:value-type="float">
            <text:p>1.36766930500016</text:p>
          </table:table-cell>
          <table:table-cell table:style-name="ce5" office:value-type="float" office:value="4.49630964499738" calcext:value-type="float">
            <text:p>4.49630964499738</text:p>
          </table:table-cell>
          <table:table-cell table:style-name="ce5" office:value-type="float" office:value="111.25658832" calcext:value-type="float">
            <text:p>111.25658832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Insertion Sorted</text:p>
          </table:table-cell>
          <table:table-cell office:value-type="float" office:value="0.00164846800180385" calcext:value-type="float">
            <text:p>0.001648468001804</text:p>
          </table:table-cell>
          <table:table-cell office:value-type="float" office:value="0.00790075500117382" calcext:value-type="float">
            <text:p>0.007900755001174</text:p>
          </table:table-cell>
          <table:table-cell office:value-type="float" office:value="0.0172145430005912" calcext:value-type="float">
            <text:p>0.017214543000591</text:p>
          </table:table-cell>
          <table:table-cell office:value-type="float" office:value="0.0827308209991315" calcext:value-type="float">
            <text:p>0.082730820999132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Insertion Rev sorted</text:p>
          </table:table-cell>
          <table:table-cell table:style-name="ce6" office:value-type="float" office:value="0.0937689359998331" calcext:value-type="float">
            <text:p>0.093768935999833</text:p>
          </table:table-cell>
          <table:table-cell table:style-name="ce6" office:value-type="float" office:value="2.37140199200076" calcext:value-type="float">
            <text:p>2.37140199200076</text:p>
          </table:table-cell>
          <table:table-cell table:style-name="ce6" office:value-type="float" office:value="9.01150486999904" calcext:value-type="float">
            <text:p>9.01150486999904</text:p>
          </table:table-cell>
          <table:table-cell table:style-name="ce6" office:value-type="float" office:value="250.413892379001" calcext:value-type="float">
            <text:p>250.413892379001</text:p>
          </table:table-cell>
          <table:table-cell table:style-name="ce6" table:number-columns-repeated="2"/>
          <table:table-cell table:style-name="ce13"/>
        </table:table-row>
        <table:table-row table:style-name="ro1">
          <table:table-cell table:style-name="ce5" office:value-type="string" calcext:value-type="string">
            <text:p>Selection Random</text:p>
          </table:table-cell>
          <table:table-cell table:style-name="ce5" office:value-type="float" office:value="0.101531779000652" calcext:value-type="float">
            <text:p>0.101531779000652</text:p>
          </table:table-cell>
          <table:table-cell table:style-name="ce5" office:value-type="float" office:value="2.40376868800013" calcext:value-type="float">
            <text:p>2.40376868800013</text:p>
          </table:table-cell>
          <table:table-cell table:style-name="ce5" office:value-type="float" office:value="9.77734114900159" calcext:value-type="float">
            <text:p>9.77734114900159</text:p>
          </table:table-cell>
          <table:table-cell table:style-name="ce5" office:value-type="float" office:value="264.884283268002" calcext:value-type="float">
            <text:p>264.884283268002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Selection Sorted</text:p>
          </table:table-cell>
          <table:table-cell office:value-type="float" office:value="0.0951068100002885" calcext:value-type="float">
            <text:p>0.095106810000289</text:p>
          </table:table-cell>
          <table:table-cell office:value-type="float" office:value="2.4439340659992" calcext:value-type="float">
            <text:p>2.4439340659992</text:p>
          </table:table-cell>
          <table:table-cell office:value-type="float" office:value="9.77685429299891" calcext:value-type="float">
            <text:p>9.77685429299891</text:p>
          </table:table-cell>
          <table:table-cell office:value-type="float" office:value="276.928919287999" calcext:value-type="float">
            <text:p>276.928919287999</text:p>
          </table:table-cell>
          <table:table-cell table:number-columns-repeated="2"/>
          <table:table-cell table:style-name="ce12"/>
        </table:table-row>
        <table:table-row table:style-name="ro1">
          <table:table-cell table:style-name="ce6" office:value-type="string" calcext:value-type="string">
            <text:p>Selection Rev sorted</text:p>
          </table:table-cell>
          <table:table-cell table:style-name="ce6" office:value-type="float" office:value="0.100064303002" calcext:value-type="float">
            <text:p>0.100064303002</text:p>
          </table:table-cell>
          <table:table-cell table:style-name="ce6" office:value-type="float" office:value="2.59530727400124" calcext:value-type="float">
            <text:p>2.59530727400124</text:p>
          </table:table-cell>
          <table:table-cell table:style-name="ce6" office:value-type="float" office:value="10.174850667001" calcext:value-type="float">
            <text:p>10.174850667001</text:p>
          </table:table-cell>
          <table:table-cell table:style-name="ce6" office:value-type="float" office:value="285.097935236998" calcext:value-type="float">
            <text:p>285.097935236998</text:p>
          </table:table-cell>
          <table:table-cell table:style-name="ce6" table:number-columns-repeated="2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8:44:24.204659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04:19:35.518955088</meta:creation-date>
    <dc:date>2021-05-06T21:52:12.762199502</dc:date>
    <meta:editing-duration>PT29M7S</meta:editing-duration>
    <meta:editing-cycles>4</meta:editing-cycles>
    <meta:generator>LibreOffice/7.1.2.2$Linux_X86_64 LibreOffice_project/10$Build-2</meta:generator>
    <meta:document-statistic meta:table-count="1" meta:cell-count="17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46cm" svg:height="10.925cm" xlink:href=".." xlink:type="simple" chart:class="chart:line" chart:style-name="ch1">
        <chart:legend chart:legend-position="end" svg:x="15.498cm" svg:y="3.144cm" style:legend-expansion="high" chart:style-name="ch2"/>
        <chart:plot-area chart:style-name="ch3" table:cell-range-address="Sheet1.B1:Sheet1.H1 Sheet1.A3:Sheet1.H3 Sheet1.A6:Sheet1.H6 Sheet1.A9:Sheet1.H9 Sheet1.A12:Sheet1.H12 Sheet1.A15:Sheet1.H15 Sheet1.A18:Sheet1.H18 Sheet1.A21:Sheet1.H21 Sheet1.A24:Sheet1.H24 Sheet1.A27:Sheet1.H27" chart:data-source-has-labels="both" svg:x="0.388cm" svg:y="0.218cm" svg:width="14.722cm" svg:height="10.489cm">
          <chart:coordinate-region svg:x="1.211cm" svg:y="0.421cm" svg:width="13.23cm" svg:height="9.633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H3" chart:label-cell-address="Sheet1.A3:Sheet1.A3" chart:class="chart:line">
            <chart:data-point chart:repeated="7"/>
          </chart:series>
          <chart:series chart:style-name="ch7" chart:values-cell-range-address="Sheet1.B6:Sheet1.H6" chart:label-cell-address="Sheet1.A6:Sheet1.A6" chart:class="chart:line">
            <chart:data-point chart:repeated="7"/>
          </chart:series>
          <chart:series chart:style-name="ch8" chart:values-cell-range-address="Sheet1.B9:Sheet1.H9" chart:label-cell-address="Sheet1.A9:Sheet1.A9" chart:class="chart:line">
            <chart:data-point chart:repeated="7"/>
          </chart:series>
          <chart:series chart:style-name="ch9" chart:values-cell-range-address="Sheet1.B12:Sheet1.H12" chart:label-cell-address="Sheet1.A12:Sheet1.A12" chart:class="chart:line">
            <chart:data-point chart:repeated="7"/>
          </chart:series>
          <chart:series chart:style-name="ch10" chart:values-cell-range-address="Sheet1.B15:Sheet1.H15" chart:label-cell-address="Sheet1.A15:Sheet1.A15" chart:class="chart:line">
            <chart:data-point chart:repeated="7"/>
          </chart:series>
          <chart:series chart:style-name="ch11" chart:values-cell-range-address="Sheet1.B18:Sheet1.H18" chart:label-cell-address="Sheet1.A18:Sheet1.A18" chart:class="chart:line">
            <chart:data-point chart:repeated="7"/>
          </chart:series>
          <chart:series chart:style-name="ch8" chart:values-cell-range-address="Sheet1.B21:Sheet1.H21" chart:label-cell-address="Sheet1.A21:Sheet1.A21" chart:class="chart:line">
            <chart:data-point chart:repeated="7"/>
          </chart:series>
          <chart:series chart:style-name="ch12" chart:values-cell-range-address="Sheet1.B24:Sheet1.H24" chart:label-cell-address="Sheet1.A24:Sheet1.A24" chart:class="chart:line">
            <chart:data-point chart:repeated="7"/>
          </chart:series>
          <chart:series chart:style-name="ch13" chart:values-cell-range-address="Sheet1.B27:Sheet1.H27" chart:label-cell-address="Sheet1.A27:Sheet1.A2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Sorted</text:p>
                <draw:g>
                  <svg:desc>Sheet1.A3:Sheet1.A3</svg:desc>
                </draw:g>
              </table:table-cell>
              <table:table-cell office:value-type="float" office:value="0.124907060999703">
                <text:p>0.124907060999703</text:p>
                <draw:g>
                  <svg:desc>Sheet1.B3:Sheet1.H3</svg:desc>
                </draw:g>
              </table:table-cell>
              <table:table-cell office:value-type="float" office:value="1.92936220299998">
                <text:p>1.92936220299998</text:p>
              </table:table-cell>
              <table:table-cell office:value-type="float" office:value="7.05089795499998">
                <text:p>7.05089795499998</text:p>
              </table:table-cell>
              <table:table-cell office:value-type="float" office:value="116.803196945">
                <text:p>116.80319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Sorted</text:p>
                <draw:g>
                  <svg:desc>Sheet1.A6:Sheet1.A6</svg:desc>
                </draw:g>
              </table:table-cell>
              <table:table-cell office:value-type="float" office:value="0.193868949000262">
                <text:p>0.193868949000262</text:p>
                <draw:g>
                  <svg:desc>Sheet1.B6:Sheet1.H6</svg:desc>
                </draw:g>
              </table:table-cell>
              <table:table-cell office:value-type="float" office:value="3.88069288399993">
                <text:p>3.88069288399993</text:p>
              </table:table-cell>
              <table:table-cell office:value-type="float" office:value="12.8151437890001">
                <text:p>12.8151437890001</text:p>
              </table:table-cell>
              <table:table-cell office:value-type="float" office:value="110.702027231">
                <text:p>110.70202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Sorted</text:p>
                <draw:g>
                  <svg:desc>Sheet1.A9:Sheet1.A9</svg:desc>
                </draw:g>
              </table:table-cell>
              <table:table-cell office:value-type="float" office:value="0.00651890699964497">
                <text:p>0.00651890699964497</text:p>
                <draw:g>
                  <svg:desc>Sheet1.B9:Sheet1.H9</svg:desc>
                </draw:g>
              </table:table-cell>
              <table:table-cell office:value-type="float" office:value="0.0457235249996302">
                <text:p>0.0457235249996302</text:p>
              </table:table-cell>
              <table:table-cell office:value-type="float" office:value="0.0897523620001266">
                <text:p>0.0897523620001266</text:p>
              </table:table-cell>
              <table:table-cell office:value-type="float" office:value="0.57513409000012">
                <text:p>0.57513409000012</text:p>
              </table:table-cell>
              <table:table-cell office:value-type="float" office:value="1.40421161799986">
                <text:p>1.40421161799986</text:p>
              </table:table-cell>
              <table:table-cell office:value-type="float" office:value="12.7854848279999">
                <text:p>12.7854848279999</text:p>
              </table:table-cell>
              <table:table-cell office:value-type="float" office:value="36.8688882730003">
                <text:p>36.8688882730003</text:p>
              </table:table-cell>
            </table:table-row>
            <table:table-row>
              <table:table-cell office:value-type="string">
                <text:p>QS R Sorted</text:p>
                <draw:g>
                  <svg:desc>Sheet1.A12:Sheet1.A12</svg:desc>
                </draw:g>
              </table:table-cell>
              <table:table-cell office:value-type="float" office:value="0.0116850399999748">
                <text:p>0.0116850399999748</text:p>
                <draw:g>
                  <svg:desc>Sheet1.B12:Sheet1.H12</svg:desc>
                </draw:g>
              </table:table-cell>
              <table:table-cell office:value-type="float" office:value="0.0656414899999618">
                <text:p>0.0656414899999618</text:p>
              </table:table-cell>
              <table:table-cell office:value-type="float" office:value="0.130629214000237">
                <text:p>0.130629214000237</text:p>
              </table:table-cell>
              <table:table-cell office:value-type="float" office:value="0.832056063999971">
                <text:p>0.832056063999971</text:p>
              </table:table-cell>
              <table:table-cell office:value-type="float" office:value="1.96685623299982">
                <text:p>1.96685623299982</text:p>
              </table:table-cell>
              <table:table-cell office:value-type="float" office:value="16.0827153609998">
                <text:p>16.0827153609998</text:p>
              </table:table-cell>
              <table:table-cell office:value-type="float" office:value="44.0272450719999">
                <text:p>44.0272450719999</text:p>
              </table:table-cell>
            </table:table-row>
            <table:table-row>
              <table:table-cell office:value-type="string">
                <text:p>Heap Sorted</text:p>
                <draw:g>
                  <svg:desc>Sheet1.A15:Sheet1.A15</svg:desc>
                </draw:g>
              </table:table-cell>
              <table:table-cell office:value-type="float" office:value="0.0204181110020727">
                <text:p>0.0204181110020727</text:p>
                <draw:g>
                  <svg:desc>Sheet1.B15:Sheet1.H15</svg:desc>
                </draw:g>
              </table:table-cell>
              <table:table-cell office:value-type="float" office:value="0.121833843997592">
                <text:p>0.121833843997592</text:p>
              </table:table-cell>
              <table:table-cell office:value-type="float" office:value="0.274173956997402">
                <text:p>0.274173956997402</text:p>
              </table:table-cell>
              <table:table-cell office:value-type="float" office:value="1.77235949700116">
                <text:p>1.77235949700116</text:p>
              </table:table-cell>
              <table:table-cell office:value-type="float" office:value="3.52540885499911">
                <text:p>3.52540885499911</text:p>
              </table:table-cell>
              <table:table-cell office:value-type="float" office:value="19.7805270249992">
                <text:p>19.7805270249992</text:p>
              </table:table-cell>
              <table:table-cell office:value-type="float" office:value="39.9026353280024">
                <text:p>39.9026353280024</text:p>
              </table:table-cell>
            </table:table-row>
            <table:table-row>
              <table:table-cell office:value-type="string">
                <text:p>Merge Sorted</text:p>
                <draw:g>
                  <svg:desc>Sheet1.A18:Sheet1.A18</svg:desc>
                </draw:g>
              </table:table-cell>
              <table:table-cell office:value-type="float" office:value="0.0106451080027909">
                <text:p>0.0106451080027909</text:p>
                <draw:g>
                  <svg:desc>Sheet1.B18:Sheet1.H18</svg:desc>
                </draw:g>
              </table:table-cell>
              <table:table-cell office:value-type="float" office:value="0.0628238889985369">
                <text:p>0.0628238889985369</text:p>
              </table:table-cell>
              <table:table-cell office:value-type="float" office:value="0.109533238002768">
                <text:p>0.109533238002768</text:p>
              </table:table-cell>
              <table:table-cell office:value-type="float" office:value="0.587241452001763">
                <text:p>0.587241452001763</text:p>
              </table:table-cell>
              <table:table-cell office:value-type="float" office:value="1.46638478100067">
                <text:p>1.46638478100067</text:p>
              </table:table-cell>
              <table:table-cell office:value-type="float" office:value="8.21024421999755">
                <text:p>8.21024421999755</text:p>
              </table:table-cell>
              <table:table-cell office:value-type="float" office:value="17.7630431210018">
                <text:p>17.7630431210018</text:p>
              </table:table-cell>
            </table:table-row>
            <table:table-row>
              <table:table-cell office:value-type="string">
                <text:p>Bubble Sorted</text:p>
                <draw:g>
                  <svg:desc>Sheet1.A21:Sheet1.A21</svg:desc>
                </draw:g>
              </table:table-cell>
              <table:table-cell office:value-type="float" office:value="0.00048310299825971">
                <text:p>0.00048310299825971</text:p>
                <draw:g>
                  <svg:desc>Sheet1.B21:Sheet1.H21</svg:desc>
                </draw:g>
              </table:table-cell>
              <table:table-cell office:value-type="float" office:value="0.00176040400037891">
                <text:p>0.00176040400037891</text:p>
              </table:table-cell>
              <table:table-cell office:value-type="float" office:value="0.00433259700002964">
                <text:p>0.00433259700002964</text:p>
              </table:table-cell>
              <table:table-cell office:value-type="float" office:value="0.0205689030008216">
                <text:p>0.020568903000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orted</text:p>
                <draw:g>
                  <svg:desc>Sheet1.A24:Sheet1.A24</svg:desc>
                </draw:g>
              </table:table-cell>
              <table:table-cell office:value-type="float" office:value="0.00164846800180385">
                <text:p>0.00164846800180385</text:p>
                <draw:g>
                  <svg:desc>Sheet1.B24:Sheet1.H24</svg:desc>
                </draw:g>
              </table:table-cell>
              <table:table-cell office:value-type="float" office:value="0.00790075500117382">
                <text:p>0.00790075500117382</text:p>
              </table:table-cell>
              <table:table-cell office:value-type="float" office:value="0.0172145430005912">
                <text:p>0.0172145430005912</text:p>
              </table:table-cell>
              <table:table-cell office:value-type="float" office:value="0.0827308209991315">
                <text:p>0.082730820999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Sorted</text:p>
                <draw:g>
                  <svg:desc>Sheet1.A27:Sheet1.A27</svg:desc>
                </draw:g>
              </table:table-cell>
              <table:table-cell office:value-type="float" office:value="0.0951068100002885">
                <text:p>0.0951068100002885</text:p>
                <draw:g>
                  <svg:desc>Sheet1.B27:Sheet1.H27</svg:desc>
                </draw:g>
              </table:table-cell>
              <table:table-cell office:value-type="float" office:value="2.4439340659992">
                <text:p>2.4439340659992</text:p>
              </table:table-cell>
              <table:table-cell office:value-type="float" office:value="9.77685429299891">
                <text:p>9.77685429299891</text:p>
              </table:table-cell>
              <table:table-cell office:value-type="float" office:value="276.928919287999">
                <text:p>276.92891928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line" chart:style-name="ch1">
        <chart:legend chart:legend-position="end" svg:x="12.052cm" svg:y="2.176cm" style:legend-expansion="high" chart:style-name="ch2"/>
        <chart:plot-area chart:style-name="ch3" table:cell-range-address="Sheet1.B1:Sheet1.H1 Sheet1.A3:Sheet1.H3 Sheet1.A6:Sheet1.H6 Sheet1.A9:Sheet1.H9 Sheet1.A12:Sheet1.H12 Sheet1.A15:Sheet1.H15 Sheet1.A18:Sheet1.H18 Sheet1.A21:Sheet1.H21 Sheet1.A24:Sheet1.H24 Sheet1.A27:Sheet1.H27" chart:data-source-has-labels="both" svg:x="0.32cm" svg:y="0.179cm" svg:width="11.412cm" svg:height="8.631cm">
          <chart:coordinate-region svg:x="1.143cm" svg:y="0.381cm" svg:width="9.921cm" svg:height="7.77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H3" chart:label-cell-address="Sheet1.A3:Sheet1.A3" chart:class="chart:line">
            <chart:data-point chart:repeated="7"/>
          </chart:series>
          <chart:series chart:style-name="ch7" chart:values-cell-range-address="Sheet1.B6:Sheet1.H6" chart:label-cell-address="Sheet1.A6:Sheet1.A6" chart:class="chart:line">
            <chart:data-point chart:repeated="7"/>
          </chart:series>
          <chart:series chart:style-name="ch8" chart:values-cell-range-address="Sheet1.B9:Sheet1.H9" chart:label-cell-address="Sheet1.A9:Sheet1.A9" chart:class="chart:line">
            <chart:data-point chart:repeated="7"/>
          </chart:series>
          <chart:series chart:style-name="ch9" chart:values-cell-range-address="Sheet1.B12:Sheet1.H12" chart:label-cell-address="Sheet1.A12:Sheet1.A12" chart:class="chart:line">
            <chart:data-point chart:repeated="7"/>
          </chart:series>
          <chart:series chart:style-name="ch10" chart:values-cell-range-address="Sheet1.B15:Sheet1.H15" chart:label-cell-address="Sheet1.A15:Sheet1.A15" chart:class="chart:line">
            <chart:data-point chart:repeated="7"/>
          </chart:series>
          <chart:series chart:style-name="ch11" chart:values-cell-range-address="Sheet1.B18:Sheet1.H18" chart:label-cell-address="Sheet1.A18:Sheet1.A18" chart:class="chart:line">
            <chart:data-point chart:repeated="7"/>
          </chart:series>
          <chart:series chart:style-name="ch8" chart:values-cell-range-address="Sheet1.B21:Sheet1.H21" chart:label-cell-address="Sheet1.A21:Sheet1.A21" chart:class="chart:line">
            <chart:data-point chart:repeated="7"/>
          </chart:series>
          <chart:series chart:style-name="ch12" chart:values-cell-range-address="Sheet1.B24:Sheet1.H24" chart:label-cell-address="Sheet1.A24:Sheet1.A24" chart:class="chart:line">
            <chart:data-point chart:repeated="7"/>
          </chart:series>
          <chart:series chart:style-name="ch13" chart:values-cell-range-address="Sheet1.B27:Sheet1.H27" chart:label-cell-address="Sheet1.A27:Sheet1.A2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Sorted</text:p>
                <draw:g>
                  <svg:desc>Sheet1.A3:Sheet1.A3</svg:desc>
                </draw:g>
              </table:table-cell>
              <table:table-cell office:value-type="float" office:value="0.124907060999703">
                <text:p>0.124907060999703</text:p>
                <draw:g>
                  <svg:desc>Sheet1.B3:Sheet1.H3</svg:desc>
                </draw:g>
              </table:table-cell>
              <table:table-cell office:value-type="float" office:value="1.92936220299998">
                <text:p>1.92936220299998</text:p>
              </table:table-cell>
              <table:table-cell office:value-type="float" office:value="7.05089795499998">
                <text:p>7.05089795499998</text:p>
              </table:table-cell>
              <table:table-cell office:value-type="float" office:value="116.803196945">
                <text:p>116.80319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Sorted</text:p>
                <draw:g>
                  <svg:desc>Sheet1.A6:Sheet1.A6</svg:desc>
                </draw:g>
              </table:table-cell>
              <table:table-cell office:value-type="float" office:value="0.193868949000262">
                <text:p>0.193868949000262</text:p>
                <draw:g>
                  <svg:desc>Sheet1.B6:Sheet1.H6</svg:desc>
                </draw:g>
              </table:table-cell>
              <table:table-cell office:value-type="float" office:value="3.88069288399993">
                <text:p>3.88069288399993</text:p>
              </table:table-cell>
              <table:table-cell office:value-type="float" office:value="12.8151437890001">
                <text:p>12.8151437890001</text:p>
              </table:table-cell>
              <table:table-cell office:value-type="float" office:value="110.702027231">
                <text:p>110.70202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Sorted</text:p>
                <draw:g>
                  <svg:desc>Sheet1.A9:Sheet1.A9</svg:desc>
                </draw:g>
              </table:table-cell>
              <table:table-cell office:value-type="float" office:value="0.00651890699964497">
                <text:p>0.00651890699964497</text:p>
                <draw:g>
                  <svg:desc>Sheet1.B9:Sheet1.H9</svg:desc>
                </draw:g>
              </table:table-cell>
              <table:table-cell office:value-type="float" office:value="0.0457235249996302">
                <text:p>0.0457235249996302</text:p>
              </table:table-cell>
              <table:table-cell office:value-type="float" office:value="0.0897523620001266">
                <text:p>0.0897523620001266</text:p>
              </table:table-cell>
              <table:table-cell office:value-type="float" office:value="0.57513409000012">
                <text:p>0.57513409000012</text:p>
              </table:table-cell>
              <table:table-cell office:value-type="float" office:value="1.40421161799986">
                <text:p>1.40421161799986</text:p>
              </table:table-cell>
              <table:table-cell office:value-type="float" office:value="12.7854848279999">
                <text:p>12.7854848279999</text:p>
              </table:table-cell>
              <table:table-cell office:value-type="float" office:value="36.8688882730003">
                <text:p>36.8688882730003</text:p>
              </table:table-cell>
            </table:table-row>
            <table:table-row>
              <table:table-cell office:value-type="string">
                <text:p>QS R Sorted</text:p>
                <draw:g>
                  <svg:desc>Sheet1.A12:Sheet1.A12</svg:desc>
                </draw:g>
              </table:table-cell>
              <table:table-cell office:value-type="float" office:value="0.0116850399999748">
                <text:p>0.0116850399999748</text:p>
                <draw:g>
                  <svg:desc>Sheet1.B12:Sheet1.H12</svg:desc>
                </draw:g>
              </table:table-cell>
              <table:table-cell office:value-type="float" office:value="0.0656414899999618">
                <text:p>0.0656414899999618</text:p>
              </table:table-cell>
              <table:table-cell office:value-type="float" office:value="0.130629214000237">
                <text:p>0.130629214000237</text:p>
              </table:table-cell>
              <table:table-cell office:value-type="float" office:value="0.832056063999971">
                <text:p>0.832056063999971</text:p>
              </table:table-cell>
              <table:table-cell office:value-type="float" office:value="1.96685623299982">
                <text:p>1.96685623299982</text:p>
              </table:table-cell>
              <table:table-cell office:value-type="float" office:value="16.0827153609998">
                <text:p>16.0827153609998</text:p>
              </table:table-cell>
              <table:table-cell office:value-type="float" office:value="44.0272450719999">
                <text:p>44.0272450719999</text:p>
              </table:table-cell>
            </table:table-row>
            <table:table-row>
              <table:table-cell office:value-type="string">
                <text:p>Heap Sorted</text:p>
                <draw:g>
                  <svg:desc>Sheet1.A15:Sheet1.A15</svg:desc>
                </draw:g>
              </table:table-cell>
              <table:table-cell office:value-type="float" office:value="0.0204181110020727">
                <text:p>0.0204181110020727</text:p>
                <draw:g>
                  <svg:desc>Sheet1.B15:Sheet1.H15</svg:desc>
                </draw:g>
              </table:table-cell>
              <table:table-cell office:value-type="float" office:value="0.121833843997592">
                <text:p>0.121833843997592</text:p>
              </table:table-cell>
              <table:table-cell office:value-type="float" office:value="0.274173956997402">
                <text:p>0.274173956997402</text:p>
              </table:table-cell>
              <table:table-cell office:value-type="float" office:value="1.77235949700116">
                <text:p>1.77235949700116</text:p>
              </table:table-cell>
              <table:table-cell office:value-type="float" office:value="3.52540885499911">
                <text:p>3.52540885499911</text:p>
              </table:table-cell>
              <table:table-cell office:value-type="float" office:value="19.7805270249992">
                <text:p>19.7805270249992</text:p>
              </table:table-cell>
              <table:table-cell office:value-type="float" office:value="39.9026353280024">
                <text:p>39.9026353280024</text:p>
              </table:table-cell>
            </table:table-row>
            <table:table-row>
              <table:table-cell office:value-type="string">
                <text:p>Merge Sorted</text:p>
                <draw:g>
                  <svg:desc>Sheet1.A18:Sheet1.A18</svg:desc>
                </draw:g>
              </table:table-cell>
              <table:table-cell office:value-type="float" office:value="0.0106451080027909">
                <text:p>0.0106451080027909</text:p>
                <draw:g>
                  <svg:desc>Sheet1.B18:Sheet1.H18</svg:desc>
                </draw:g>
              </table:table-cell>
              <table:table-cell office:value-type="float" office:value="0.0628238889985369">
                <text:p>0.0628238889985369</text:p>
              </table:table-cell>
              <table:table-cell office:value-type="float" office:value="0.109533238002768">
                <text:p>0.109533238002768</text:p>
              </table:table-cell>
              <table:table-cell office:value-type="float" office:value="0.587241452001763">
                <text:p>0.587241452001763</text:p>
              </table:table-cell>
              <table:table-cell office:value-type="float" office:value="1.46638478100067">
                <text:p>1.46638478100067</text:p>
              </table:table-cell>
              <table:table-cell office:value-type="float" office:value="8.21024421999755">
                <text:p>8.21024421999755</text:p>
              </table:table-cell>
              <table:table-cell office:value-type="float" office:value="17.7630431210018">
                <text:p>17.7630431210018</text:p>
              </table:table-cell>
            </table:table-row>
            <table:table-row>
              <table:table-cell office:value-type="string">
                <text:p>Bubble Sorted</text:p>
                <draw:g>
                  <svg:desc>Sheet1.A21:Sheet1.A21</svg:desc>
                </draw:g>
              </table:table-cell>
              <table:table-cell office:value-type="float" office:value="0.00048310299825971">
                <text:p>0.00048310299825971</text:p>
                <draw:g>
                  <svg:desc>Sheet1.B21:Sheet1.H21</svg:desc>
                </draw:g>
              </table:table-cell>
              <table:table-cell office:value-type="float" office:value="0.00176040400037891">
                <text:p>0.00176040400037891</text:p>
              </table:table-cell>
              <table:table-cell office:value-type="float" office:value="0.00433259700002964">
                <text:p>0.00433259700002964</text:p>
              </table:table-cell>
              <table:table-cell office:value-type="float" office:value="0.0205689030008216">
                <text:p>0.020568903000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orted</text:p>
                <draw:g>
                  <svg:desc>Sheet1.A24:Sheet1.A24</svg:desc>
                </draw:g>
              </table:table-cell>
              <table:table-cell office:value-type="float" office:value="0.00164846800180385">
                <text:p>0.00164846800180385</text:p>
                <draw:g>
                  <svg:desc>Sheet1.B24:Sheet1.H24</svg:desc>
                </draw:g>
              </table:table-cell>
              <table:table-cell office:value-type="float" office:value="0.00790075500117382">
                <text:p>0.00790075500117382</text:p>
              </table:table-cell>
              <table:table-cell office:value-type="float" office:value="0.0172145430005912">
                <text:p>0.0172145430005912</text:p>
              </table:table-cell>
              <table:table-cell office:value-type="float" office:value="0.0827308209991315">
                <text:p>0.082730820999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Sorted</text:p>
                <draw:g>
                  <svg:desc>Sheet1.A27:Sheet1.A27</svg:desc>
                </draw:g>
              </table:table-cell>
              <table:table-cell office:value-type="float" office:value="0.0951068100002885">
                <text:p>0.0951068100002885</text:p>
                <draw:g>
                  <svg:desc>Sheet1.B27:Sheet1.H27</svg:desc>
                </draw:g>
              </table:table-cell>
              <table:table-cell office:value-type="float" office:value="2.4439340659992">
                <text:p>2.4439340659992</text:p>
              </table:table-cell>
              <table:table-cell office:value-type="float" office:value="9.77685429299891">
                <text:p>9.77685429299891</text:p>
              </table:table-cell>
              <table:table-cell office:value-type="float" office:value="276.928919287999">
                <text:p>276.92891928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line" chart:style-name="ch1">
        <chart:legend chart:legend-position="end" svg:x="11.354cm" svg:y="2.176cm" style:legend-expansion="high" chart:style-name="ch2"/>
        <chart:plot-area chart:style-name="ch3" table:cell-range-address="Sheet1.B1:Sheet1.H1 Sheet1.A4:Sheet1.H4 Sheet1.A7:Sheet1.H7 Sheet1.A10:Sheet1.H10 Sheet1.A13:Sheet1.H13 Sheet1.A16:Sheet1.H16 Sheet1.A19:Sheet1.H19 Sheet1.A22:Sheet1.H22 Sheet1.A25:Sheet1.H25 Sheet1.A28:Sheet1.H28" chart:data-source-has-labels="both" svg:x="0.32cm" svg:y="0.179cm" svg:width="10.714cm" svg:height="8.631cm">
          <chart:coordinate-region svg:x="1.143cm" svg:y="0.381cm" svg:width="9.222cm" svg:height="7.77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H4" chart:label-cell-address="Sheet1.A4:Sheet1.A4" chart:class="chart:line">
            <chart:data-point chart:repeated="7"/>
          </chart:series>
          <chart:series chart:style-name="ch7" chart:values-cell-range-address="Sheet1.B7:Sheet1.H7" chart:label-cell-address="Sheet1.A7:Sheet1.A7" chart:class="chart:line">
            <chart:data-point chart:repeated="7"/>
          </chart:series>
          <chart:series chart:style-name="ch8" chart:values-cell-range-address="Sheet1.B10:Sheet1.H10" chart:label-cell-address="Sheet1.A10:Sheet1.A10" chart:class="chart:line">
            <chart:data-point chart:repeated="7"/>
          </chart:series>
          <chart:series chart:style-name="ch9" chart:values-cell-range-address="Sheet1.B13:Sheet1.H13" chart:label-cell-address="Sheet1.A13:Sheet1.A13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9:Sheet1.H19" chart:label-cell-address="Sheet1.A19:Sheet1.A19" chart:class="chart:line">
            <chart:data-point chart:repeated="7"/>
          </chart:series>
          <chart:series chart:style-name="ch12" chart:values-cell-range-address="Sheet1.B22:Sheet1.H22" chart:label-cell-address="Sheet1.A22:Sheet1.A22" chart:class="chart:line">
            <chart:data-point chart:repeated="7"/>
          </chart:series>
          <chart:series chart:style-name="ch13" chart:values-cell-range-address="Sheet1.B25:Sheet1.H25" chart:label-cell-address="Sheet1.A25:Sheet1.A25" chart:class="chart:line">
            <chart:data-point chart:repeated="7"/>
          </chart:series>
          <chart:series chart:style-name="ch14" chart:values-cell-range-address="Sheet1.B28:Sheet1.H28" chart:label-cell-address="Sheet1.A28:Sheet1.A2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Rev sorted</text:p>
                <draw:g>
                  <svg:desc>Sheet1.A4:Sheet1.A4</svg:desc>
                </draw:g>
              </table:table-cell>
              <table:table-cell office:value-type="float" office:value="0.115111454000271">
                <text:p>0.115111454000271</text:p>
                <draw:g>
                  <svg:desc>Sheet1.B4:Sheet1.H4</svg:desc>
                </draw:g>
              </table:table-cell>
              <table:table-cell office:value-type="float" office:value="1.97888005300001">
                <text:p>1.97888005300001</text:p>
              </table:table-cell>
              <table:table-cell office:value-type="float" office:value="7.37852285300005">
                <text:p>7.37852285300005</text:p>
              </table:table-cell>
              <table:table-cell office:value-type="float" office:value="136.546045882">
                <text:p>136.54604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Rev sorted</text:p>
                <draw:g>
                  <svg:desc>Sheet1.A7:Sheet1.A7</svg:desc>
                </draw:g>
              </table:table-cell>
              <table:table-cell office:value-type="float" office:value="0.185930627999824">
                <text:p>0.185930627999824</text:p>
                <draw:g>
                  <svg:desc>Sheet1.B7:Sheet1.H7</svg:desc>
                </draw:g>
              </table:table-cell>
              <table:table-cell office:value-type="float" office:value="3.90996541999993">
                <text:p>3.90996541999993</text:p>
              </table:table-cell>
              <table:table-cell office:value-type="float" office:value="15.9456744839999">
                <text:p>15.9456744839999</text:p>
              </table:table-cell>
              <table:table-cell office:value-type="float" office:value="133.430508695">
                <text:p>133.43050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Rev sorted</text:p>
                <draw:g>
                  <svg:desc>Sheet1.A10:Sheet1.A10</svg:desc>
                </draw:g>
              </table:table-cell>
              <table:table-cell office:value-type="float" office:value="0.00720288499996968">
                <text:p>0.00720288499996968</text:p>
                <draw:g>
                  <svg:desc>Sheet1.B10:Sheet1.H10</svg:desc>
                </draw:g>
              </table:table-cell>
              <table:table-cell office:value-type="float" office:value="0.0420702389997132">
                <text:p>0.0420702389997132</text:p>
              </table:table-cell>
              <table:table-cell office:value-type="float" office:value="0.0846736210000927">
                <text:p>0.0846736210000927</text:p>
              </table:table-cell>
              <table:table-cell office:value-type="float" office:value="0.576164335000158">
                <text:p>0.576164335000158</text:p>
              </table:table-cell>
              <table:table-cell office:value-type="float" office:value="1.38402796100036">
                <text:p>1.38402796100036</text:p>
              </table:table-cell>
              <table:table-cell office:value-type="float" office:value="12.8129620530003">
                <text:p>12.8129620530003</text:p>
              </table:table-cell>
              <table:table-cell office:value-type="float" office:value="36.9480849239999">
                <text:p>36.9480849239999</text:p>
              </table:table-cell>
            </table:table-row>
            <table:table-row>
              <table:table-cell office:value-type="string">
                <text:p>QS R Rev sorted</text:p>
                <draw:g>
                  <svg:desc>Sheet1.A13:Sheet1.A13</svg:desc>
                </draw:g>
              </table:table-cell>
              <table:table-cell office:value-type="float" office:value="0.0137021359996652">
                <text:p>0.0137021359996652</text:p>
                <draw:g>
                  <svg:desc>Sheet1.B13:Sheet1.H13</svg:desc>
                </draw:g>
              </table:table-cell>
              <table:table-cell office:value-type="float" office:value="0.0661687369997708">
                <text:p>0.0661687369997708</text:p>
              </table:table-cell>
              <table:table-cell office:value-type="float" office:value="0.12992508599973">
                <text:p>0.12992508599973</text:p>
              </table:table-cell>
              <table:table-cell office:value-type="float" office:value="0.814128536000226">
                <text:p>0.814128536000226</text:p>
              </table:table-cell>
              <table:table-cell office:value-type="float" office:value="1.9806904080001">
                <text:p>1.9806904080001</text:p>
              </table:table-cell>
              <table:table-cell office:value-type="float" office:value="16.4141442129999">
                <text:p>16.4141442129999</text:p>
              </table:table-cell>
              <table:table-cell office:value-type="float" office:value="44.377780151">
                <text:p>44.377780151</text:p>
              </table:table-cell>
            </table:table-row>
            <table:table-row>
              <table:table-cell office:value-type="string">
                <text:p>Heap Rev sorted</text:p>
                <draw:g>
                  <svg:desc>Sheet1.A16:Sheet1.A16</svg:desc>
                </draw:g>
              </table:table-cell>
              <table:table-cell office:value-type="float" office:value="0.0190654180005367">
                <text:p>0.0190654180005367</text:p>
                <draw:g>
                  <svg:desc>Sheet1.B16:Sheet1.H16</svg:desc>
                </draw:g>
              </table:table-cell>
              <table:table-cell office:value-type="float" office:value="0.122591244999057">
                <text:p>0.122591244999057</text:p>
              </table:table-cell>
              <table:table-cell office:value-type="float" office:value="0.263425924997136">
                <text:p>0.263425924997136</text:p>
              </table:table-cell>
              <table:table-cell office:value-type="float" office:value="1.7653697090027">
                <text:p>1.7653697090027</text:p>
              </table:table-cell>
              <table:table-cell office:value-type="float" office:value="3.68479468900114">
                <text:p>3.68479468900114</text:p>
              </table:table-cell>
              <table:table-cell office:value-type="float" office:value="19.7395391300015">
                <text:p>19.7395391300015</text:p>
              </table:table-cell>
              <table:table-cell office:value-type="float" office:value="39.4735207259982">
                <text:p>39.4735207259982</text:p>
              </table:table-cell>
            </table:table-row>
            <table:table-row>
              <table:table-cell office:value-type="string">
                <text:p>Merge Rev sorted</text:p>
                <draw:g>
                  <svg:desc>Sheet1.A19:Sheet1.A19</svg:desc>
                </draw:g>
              </table:table-cell>
              <table:table-cell office:value-type="float" office:value="0.00903117200141423">
                <text:p>0.00903117200141423</text:p>
                <draw:g>
                  <svg:desc>Sheet1.B19:Sheet1.H19</svg:desc>
                </draw:g>
              </table:table-cell>
              <table:table-cell office:value-type="float" office:value="0.0562355119982385">
                <text:p>0.0562355119982385</text:p>
              </table:table-cell>
              <table:table-cell office:value-type="float" office:value="0.107938673001627">
                <text:p>0.107938673001627</text:p>
              </table:table-cell>
              <table:table-cell office:value-type="float" office:value="0.682591944001615">
                <text:p>0.682591944001615</text:p>
              </table:table-cell>
              <table:table-cell office:value-type="float" office:value="1.38772184200207">
                <text:p>1.38772184200207</text:p>
              </table:table-cell>
              <table:table-cell office:value-type="float" office:value="8.06365275200005">
                <text:p>8.06365275200005</text:p>
              </table:table-cell>
              <table:table-cell office:value-type="float" office:value="17.303284349">
                <text:p>17.303284349</text:p>
              </table:table-cell>
            </table:table-row>
            <table:table-row>
              <table:table-cell office:value-type="string">
                <text:p>Bubble Rev sorted</text:p>
                <draw:g>
                  <svg:desc>Sheet1.A22:Sheet1.A22</svg:desc>
                </draw:g>
              </table:table-cell>
              <table:table-cell office:value-type="float" office:value="0.117354759000591">
                <text:p>0.117354759000591</text:p>
                <draw:g>
                  <svg:desc>Sheet1.B22:Sheet1.H22</svg:desc>
                </draw:g>
              </table:table-cell>
              <table:table-cell office:value-type="float" office:value="3.161174183002">
                <text:p>3.161174183002</text:p>
              </table:table-cell>
              <table:table-cell office:value-type="float" office:value="12.9615705420001">
                <text:p>12.9615705420001</text:p>
              </table:table-cell>
              <table:table-cell office:value-type="float" office:value="331.818958645999">
                <text:p>331.81895864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Rev sorted</text:p>
                <draw:g>
                  <svg:desc>Sheet1.A25:Sheet1.A25</svg:desc>
                </draw:g>
              </table:table-cell>
              <table:table-cell office:value-type="float" office:value="0.0937689359998331">
                <text:p>0.0937689359998331</text:p>
                <draw:g>
                  <svg:desc>Sheet1.B25:Sheet1.H25</svg:desc>
                </draw:g>
              </table:table-cell>
              <table:table-cell office:value-type="float" office:value="2.37140199200076">
                <text:p>2.37140199200076</text:p>
              </table:table-cell>
              <table:table-cell office:value-type="float" office:value="9.01150486999904">
                <text:p>9.01150486999904</text:p>
              </table:table-cell>
              <table:table-cell office:value-type="float" office:value="250.413892379001">
                <text:p>250.41389237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Rev sorted</text:p>
                <draw:g>
                  <svg:desc>Sheet1.A28:Sheet1.A28</svg:desc>
                </draw:g>
              </table:table-cell>
              <table:table-cell office:value-type="float" office:value="0.100064303002">
                <text:p>0.100064303002</text:p>
                <draw:g>
                  <svg:desc>Sheet1.B28:Sheet1.H28</svg:desc>
                </draw:g>
              </table:table-cell>
              <table:table-cell office:value-type="float" office:value="2.59530727400124">
                <text:p>2.59530727400124</text:p>
              </table:table-cell>
              <table:table-cell office:value-type="float" office:value="10.174850667001">
                <text:p>10.174850667001</text:p>
              </table:table-cell>
              <table:table-cell office:value-type="float" office:value="285.097935236998">
                <text:p>285.09793523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13cm" svg:height="10.569cm" xlink:href=".." xlink:type="simple" chart:class="chart:line" chart:style-name="ch1">
        <chart:legend chart:legend-position="end" svg:x="14.59cm" svg:y="2.966cm" style:legend-expansion="high" chart:style-name="ch2"/>
        <chart:plot-area chart:style-name="ch3" table:cell-range-address="Sheet1.B1:Sheet1.H2 Sheet1.A2:Sheet1.A2 Sheet1.A5:Sheet1.H5 Sheet1.A8:Sheet1.H8 Sheet1.A11:Sheet1.H11 Sheet1.A14:Sheet1.H14 Sheet1.A17:Sheet1.H17 Sheet1.A20:Sheet1.H20 Sheet1.A23:Sheet1.H23 Sheet1.A26:Sheet1.H26" chart:data-source-has-labels="both" svg:x="0.376cm" svg:y="0.211cm" svg:width="13.838cm" svg:height="10.147cm">
          <chart:coordinate-region svg:x="1.199cm" svg:y="0.414cm" svg:width="12.346cm" svg:height="9.291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H2" chart:label-cell-address="Sheet1.A2:Sheet1.A2" chart:class="chart:line">
            <chart:data-point chart:repeated="7"/>
          </chart:series>
          <chart:series chart:style-name="ch7" chart:values-cell-range-address="Sheet1.B5:Sheet1.H5" chart:label-cell-address="Sheet1.A5:Sheet1.A5" chart:class="chart:line">
            <chart:data-point chart:repeated="7"/>
          </chart:series>
          <chart:series chart:style-name="ch8" chart:values-cell-range-address="Sheet1.B8:Sheet1.H8" chart:label-cell-address="Sheet1.A8:Sheet1.A8" chart:class="chart:line">
            <chart:data-point chart:repeated="7"/>
          </chart:series>
          <chart:series chart:style-name="ch9" chart:values-cell-range-address="Sheet1.B11:Sheet1.H11" chart:label-cell-address="Sheet1.A11:Sheet1.A11" chart:class="chart:line">
            <chart:data-point chart:repeated="7"/>
          </chart:series>
          <chart:series chart:style-name="ch10" chart:values-cell-range-address="Sheet1.B14:Sheet1.H14" chart:label-cell-address="Sheet1.A14:Sheet1.A14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series chart:style-name="ch8" chart:values-cell-range-address="Sheet1.B20:Sheet1.H20" chart:label-cell-address="Sheet1.A20:Sheet1.A20" chart:class="chart:line">
            <chart:data-point chart:repeated="7"/>
          </chart:series>
          <chart:series chart:style-name="ch12" chart:values-cell-range-address="Sheet1.B23:Sheet1.H23" chart:label-cell-address="Sheet1.A23:Sheet1.A23" chart:class="chart:line">
            <chart:data-point chart:repeated="7"/>
          </chart:series>
          <chart:series chart:style-name="ch13" chart:values-cell-range-address="Sheet1.B26:Sheet1.H26" chart:label-cell-address="Sheet1.A26:Sheet1.A26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Random</text:p>
                <draw:g>
                  <svg:desc>Sheet1.A2:Sheet1.A2</svg:desc>
                </draw:g>
              </table:table-cell>
              <table:table-cell office:value-type="float" office:value="0.0662703929997406">
                <text:p>0.0662703929997406</text:p>
                <draw:g>
                  <svg:desc>Sheet1.B2:Sheet1.H2</svg:desc>
                </draw:g>
              </table:table-cell>
              <table:table-cell office:value-type="float" office:value="1.29123311499961">
                <text:p>1.29123311499961</text:p>
              </table:table-cell>
              <table:table-cell office:value-type="float" office:value="4.70649484600017">
                <text:p>4.70649484600017</text:p>
              </table:table-cell>
              <table:table-cell office:value-type="float" office:value="79.0551436810001">
                <text:p>79.055143681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Random</text:p>
                <draw:g>
                  <svg:desc>Sheet1.A5:Sheet1.A5</svg:desc>
                </draw:g>
              </table:table-cell>
              <table:table-cell office:value-type="float" office:value="0.162279473000126">
                <text:p>0.162279473000126</text:p>
                <draw:g>
                  <svg:desc>Sheet1.B5:Sheet1.H5</svg:desc>
                </draw:g>
              </table:table-cell>
              <table:table-cell office:value-type="float" office:value="3.1870788819997">
                <text:p>3.1870788819997</text:p>
              </table:table-cell>
              <table:table-cell office:value-type="float" office:value="10.1925224359998">
                <text:p>10.1925224359998</text:p>
              </table:table-cell>
              <table:table-cell office:value-type="float" office:value="89.9417267010003">
                <text:p>89.941726701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Random</text:p>
                <draw:g>
                  <svg:desc>Sheet1.A8:Sheet1.A8</svg:desc>
                </draw:g>
              </table:table-cell>
              <table:table-cell office:value-type="float" office:value="0.0074700049999592">
                <text:p>0.0074700049999592</text:p>
                <draw:g>
                  <svg:desc>Sheet1.B8:Sheet1.H8</svg:desc>
                </draw:g>
              </table:table-cell>
              <table:table-cell office:value-type="float" office:value="0.0456911810001657">
                <text:p>0.0456911810001657</text:p>
              </table:table-cell>
              <table:table-cell office:value-type="float" office:value="0.0970051339995734">
                <text:p>0.0970051339995734</text:p>
              </table:table-cell>
              <table:table-cell office:value-type="float" office:value="0.605511683999794">
                <text:p>0.605511683999794</text:p>
              </table:table-cell>
              <table:table-cell office:value-type="float" office:value="1.48845608000011">
                <text:p>1.48845608000011</text:p>
              </table:table-cell>
              <table:table-cell office:value-type="float" office:value="13.00140981">
                <text:p>13.00140981</text:p>
              </table:table-cell>
              <table:table-cell office:value-type="float" office:value="37.268588248">
                <text:p>37.268588248</text:p>
              </table:table-cell>
            </table:table-row>
            <table:table-row>
              <table:table-cell office:value-type="string">
                <text:p>QS R Random</text:p>
                <draw:g>
                  <svg:desc>Sheet1.A11:Sheet1.A11</svg:desc>
                </draw:g>
              </table:table-cell>
              <table:table-cell office:value-type="float" office:value="0.0111140379999597">
                <text:p>0.0111140379999597</text:p>
                <draw:g>
                  <svg:desc>Sheet1.B11:Sheet1.H11</svg:desc>
                </draw:g>
              </table:table-cell>
              <table:table-cell office:value-type="float" office:value="0.0675834250000662">
                <text:p>0.0675834250000662</text:p>
              </table:table-cell>
              <table:table-cell office:value-type="float" office:value="0.132344305000061">
                <text:p>0.132344305000061</text:p>
              </table:table-cell>
              <table:table-cell office:value-type="float" office:value="0.876047781000125">
                <text:p>0.876047781000125</text:p>
              </table:table-cell>
              <table:table-cell office:value-type="float" office:value="2.04786913099997">
                <text:p>2.04786913099997</text:p>
              </table:table-cell>
              <table:table-cell office:value-type="float" office:value="16.2580138129997">
                <text:p>16.2580138129997</text:p>
              </table:table-cell>
              <table:table-cell office:value-type="float" office:value="43.5251182890002">
                <text:p>43.5251182890002</text:p>
              </table:table-cell>
            </table:table-row>
            <table:table-row>
              <table:table-cell office:value-type="string">
                <text:p>Heap Random</text:p>
                <draw:g>
                  <svg:desc>Sheet1.A14:Sheet1.A14</svg:desc>
                </draw:g>
              </table:table-cell>
              <table:table-cell office:value-type="float" office:value="0.0201989669985778">
                <text:p>0.0201989669985778</text:p>
                <draw:g>
                  <svg:desc>Sheet1.B14:Sheet1.H14</svg:desc>
                </draw:g>
              </table:table-cell>
              <table:table-cell office:value-type="float" office:value="0.119898868000746">
                <text:p>0.119898868000746</text:p>
              </table:table-cell>
              <table:table-cell office:value-type="float" office:value="0.261975162000454">
                <text:p>0.261975162000454</text:p>
              </table:table-cell>
              <table:table-cell office:value-type="float" office:value="1.64310746899719">
                <text:p>1.64310746899719</text:p>
              </table:table-cell>
              <table:table-cell office:value-type="float" office:value="3.73279998100043">
                <text:p>3.73279998100043</text:p>
              </table:table-cell>
              <table:table-cell office:value-type="float" office:value="20.566482274">
                <text:p>20.566482274</text:p>
              </table:table-cell>
              <table:table-cell office:value-type="float" office:value="40.490100043">
                <text:p>40.490100043</text:p>
              </table:table-cell>
            </table:table-row>
            <table:table-row>
              <table:table-cell office:value-type="string">
                <text:p>Merge Random</text:p>
                <draw:g>
                  <svg:desc>Sheet1.A17:Sheet1.A17</svg:desc>
                </draw:g>
              </table:table-cell>
              <table:table-cell office:value-type="float" office:value="0.00980620400150656">
                <text:p>0.00980620400150656</text:p>
                <draw:g>
                  <svg:desc>Sheet1.B17:Sheet1.H17</svg:desc>
                </draw:g>
              </table:table-cell>
              <table:table-cell office:value-type="float" office:value="0.0674031359994842">
                <text:p>0.0674031359994842</text:p>
              </table:table-cell>
              <table:table-cell office:value-type="float" office:value="0.134674109001935">
                <text:p>0.134674109001935</text:p>
              </table:table-cell>
              <table:table-cell office:value-type="float" office:value="0.713905139000417">
                <text:p>0.713905139000417</text:p>
              </table:table-cell>
              <table:table-cell office:value-type="float" office:value="1.42022302400073">
                <text:p>1.42022302400073</text:p>
              </table:table-cell>
              <table:table-cell office:value-type="float" office:value="8.29896785600067">
                <text:p>8.29896785600067</text:p>
              </table:table-cell>
              <table:table-cell office:value-type="float" office:value="18.6313184350001">
                <text:p>18.6313184350001</text:p>
              </table:table-cell>
            </table:table-row>
            <table:table-row>
              <table:table-cell office:value-type="string">
                <text:p>Bubble Random</text:p>
                <draw:g>
                  <svg:desc>Sheet1.A20:Sheet1.A20</svg:desc>
                </draw:g>
              </table:table-cell>
              <table:table-cell office:value-type="float" office:value="0.0936112420022255">
                <text:p>0.0936112420022255</text:p>
                <draw:g>
                  <svg:desc>Sheet1.B20:Sheet1.H20</svg:desc>
                </draw:g>
              </table:table-cell>
              <table:table-cell office:value-type="float" office:value="2.59992546799913">
                <text:p>2.59992546799913</text:p>
              </table:table-cell>
              <table:table-cell office:value-type="float" office:value="10.544793006">
                <text:p>10.544793006</text:p>
              </table:table-cell>
              <table:table-cell office:value-type="float" office:value="264.241757542">
                <text:p>264.24175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Random</text:p>
                <draw:g>
                  <svg:desc>Sheet1.A23:Sheet1.A23</svg:desc>
                </draw:g>
              </table:table-cell>
              <table:table-cell office:value-type="float" office:value="0.047995977998653">
                <text:p>0.047995977998653</text:p>
                <draw:g>
                  <svg:desc>Sheet1.B23:Sheet1.H23</svg:desc>
                </draw:g>
              </table:table-cell>
              <table:table-cell office:value-type="float" office:value="1.36766930500016">
                <text:p>1.36766930500016</text:p>
              </table:table-cell>
              <table:table-cell office:value-type="float" office:value="4.49630964499738">
                <text:p>4.49630964499738</text:p>
              </table:table-cell>
              <table:table-cell office:value-type="float" office:value="111.25658832">
                <text:p>111.2565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Random</text:p>
                <draw:g>
                  <svg:desc>Sheet1.A26:Sheet1.A26</svg:desc>
                </draw:g>
              </table:table-cell>
              <table:table-cell office:value-type="float" office:value="0.101531779000652">
                <text:p>0.101531779000652</text:p>
                <draw:g>
                  <svg:desc>Sheet1.B26:Sheet1.H26</svg:desc>
                </draw:g>
              </table:table-cell>
              <table:table-cell office:value-type="float" office:value="2.40376868800013">
                <text:p>2.40376868800013</text:p>
              </table:table-cell>
              <table:table-cell office:value-type="float" office:value="9.77734114900159">
                <text:p>9.77734114900159</text:p>
              </table:table-cell>
              <table:table-cell office:value-type="float" office:value="264.884283268002">
                <text:p>264.88428326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12cm" svg:height="10.625cm" xlink:href=".." xlink:type="simple" chart:class="chart:line" chart:style-name="ch1">
        <chart:legend chart:legend-position="end" svg:x="14.266cm" svg:y="2.994cm" style:legend-expansion="high" chart:style-name="ch2"/>
        <chart:plot-area chart:style-name="ch3" table:cell-range-address="Sheet1.B1:Sheet1.H1 Sheet1.A4:Sheet1.H4 Sheet1.A7:Sheet1.H7 Sheet1.A10:Sheet1.H10 Sheet1.A13:Sheet1.H13 Sheet1.A16:Sheet1.H16 Sheet1.A19:Sheet1.H19 Sheet1.A22:Sheet1.H22 Sheet1.A25:Sheet1.H25 Sheet1.A28:Sheet1.H28" chart:data-source-has-labels="both" svg:x="0.378cm" svg:y="0.212cm" svg:width="13.51cm" svg:height="10.201cm">
          <chart:coordinate-region svg:x="1.201cm" svg:y="0.414cm" svg:width="12.018cm" svg:height="9.34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H4" chart:label-cell-address="Sheet1.A4:Sheet1.A4" chart:class="chart:line">
            <chart:data-point chart:repeated="7"/>
          </chart:series>
          <chart:series chart:style-name="ch7" chart:values-cell-range-address="Sheet1.B7:Sheet1.H7" chart:label-cell-address="Sheet1.A7:Sheet1.A7" chart:class="chart:line">
            <chart:data-point chart:repeated="7"/>
          </chart:series>
          <chart:series chart:style-name="ch8" chart:values-cell-range-address="Sheet1.B10:Sheet1.H10" chart:label-cell-address="Sheet1.A10:Sheet1.A10" chart:class="chart:line">
            <chart:data-point chart:repeated="7"/>
          </chart:series>
          <chart:series chart:style-name="ch9" chart:values-cell-range-address="Sheet1.B13:Sheet1.H13" chart:label-cell-address="Sheet1.A13:Sheet1.A13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9:Sheet1.H19" chart:label-cell-address="Sheet1.A19:Sheet1.A19" chart:class="chart:line">
            <chart:data-point chart:repeated="7"/>
          </chart:series>
          <chart:series chart:style-name="ch12" chart:values-cell-range-address="Sheet1.B22:Sheet1.H22" chart:label-cell-address="Sheet1.A22:Sheet1.A22" chart:class="chart:line">
            <chart:data-point chart:repeated="7"/>
          </chart:series>
          <chart:series chart:style-name="ch13" chart:values-cell-range-address="Sheet1.B25:Sheet1.H25" chart:label-cell-address="Sheet1.A25:Sheet1.A25" chart:class="chart:line">
            <chart:data-point chart:repeated="7"/>
          </chart:series>
          <chart:series chart:style-name="ch14" chart:values-cell-range-address="Sheet1.B28:Sheet1.H28" chart:label-cell-address="Sheet1.A28:Sheet1.A2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QS F Rev sorted</text:p>
                <draw:g>
                  <svg:desc>Sheet1.A4:Sheet1.A4</svg:desc>
                </draw:g>
              </table:table-cell>
              <table:table-cell office:value-type="float" office:value="0.115111454000271">
                <text:p>0.115111454000271</text:p>
                <draw:g>
                  <svg:desc>Sheet1.B4:Sheet1.H4</svg:desc>
                </draw:g>
              </table:table-cell>
              <table:table-cell office:value-type="float" office:value="1.97888005300001">
                <text:p>1.97888005300001</text:p>
              </table:table-cell>
              <table:table-cell office:value-type="float" office:value="7.37852285300005">
                <text:p>7.37852285300005</text:p>
              </table:table-cell>
              <table:table-cell office:value-type="float" office:value="136.546045882">
                <text:p>136.54604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L Rev sorted</text:p>
                <draw:g>
                  <svg:desc>Sheet1.A7:Sheet1.A7</svg:desc>
                </draw:g>
              </table:table-cell>
              <table:table-cell office:value-type="float" office:value="0.185930627999824">
                <text:p>0.185930627999824</text:p>
                <draw:g>
                  <svg:desc>Sheet1.B7:Sheet1.H7</svg:desc>
                </draw:g>
              </table:table-cell>
              <table:table-cell office:value-type="float" office:value="3.90996541999993">
                <text:p>3.90996541999993</text:p>
              </table:table-cell>
              <table:table-cell office:value-type="float" office:value="15.9456744839999">
                <text:p>15.9456744839999</text:p>
              </table:table-cell>
              <table:table-cell office:value-type="float" office:value="133.430508695">
                <text:p>133.43050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 M Rev sorted</text:p>
                <draw:g>
                  <svg:desc>Sheet1.A10:Sheet1.A10</svg:desc>
                </draw:g>
              </table:table-cell>
              <table:table-cell office:value-type="float" office:value="0.00720288499996968">
                <text:p>0.00720288499996968</text:p>
                <draw:g>
                  <svg:desc>Sheet1.B10:Sheet1.H10</svg:desc>
                </draw:g>
              </table:table-cell>
              <table:table-cell office:value-type="float" office:value="0.0420702389997132">
                <text:p>0.0420702389997132</text:p>
              </table:table-cell>
              <table:table-cell office:value-type="float" office:value="0.0846736210000927">
                <text:p>0.0846736210000927</text:p>
              </table:table-cell>
              <table:table-cell office:value-type="float" office:value="0.576164335000158">
                <text:p>0.576164335000158</text:p>
              </table:table-cell>
              <table:table-cell office:value-type="float" office:value="1.38402796100036">
                <text:p>1.38402796100036</text:p>
              </table:table-cell>
              <table:table-cell office:value-type="float" office:value="12.8129620530003">
                <text:p>12.8129620530003</text:p>
              </table:table-cell>
              <table:table-cell office:value-type="float" office:value="36.9480849239999">
                <text:p>36.9480849239999</text:p>
              </table:table-cell>
            </table:table-row>
            <table:table-row>
              <table:table-cell office:value-type="string">
                <text:p>QS R Rev sorted</text:p>
                <draw:g>
                  <svg:desc>Sheet1.A13:Sheet1.A13</svg:desc>
                </draw:g>
              </table:table-cell>
              <table:table-cell office:value-type="float" office:value="0.0137021359996652">
                <text:p>0.0137021359996652</text:p>
                <draw:g>
                  <svg:desc>Sheet1.B13:Sheet1.H13</svg:desc>
                </draw:g>
              </table:table-cell>
              <table:table-cell office:value-type="float" office:value="0.0661687369997708">
                <text:p>0.0661687369997708</text:p>
              </table:table-cell>
              <table:table-cell office:value-type="float" office:value="0.12992508599973">
                <text:p>0.12992508599973</text:p>
              </table:table-cell>
              <table:table-cell office:value-type="float" office:value="0.814128536000226">
                <text:p>0.814128536000226</text:p>
              </table:table-cell>
              <table:table-cell office:value-type="float" office:value="1.9806904080001">
                <text:p>1.9806904080001</text:p>
              </table:table-cell>
              <table:table-cell office:value-type="float" office:value="16.4141442129999">
                <text:p>16.4141442129999</text:p>
              </table:table-cell>
              <table:table-cell office:value-type="float" office:value="44.377780151">
                <text:p>44.377780151</text:p>
              </table:table-cell>
            </table:table-row>
            <table:table-row>
              <table:table-cell office:value-type="string">
                <text:p>Heap Rev sorted</text:p>
                <draw:g>
                  <svg:desc>Sheet1.A16:Sheet1.A16</svg:desc>
                </draw:g>
              </table:table-cell>
              <table:table-cell office:value-type="float" office:value="0.0190654180005367">
                <text:p>0.0190654180005367</text:p>
                <draw:g>
                  <svg:desc>Sheet1.B16:Sheet1.H16</svg:desc>
                </draw:g>
              </table:table-cell>
              <table:table-cell office:value-type="float" office:value="0.122591244999057">
                <text:p>0.122591244999057</text:p>
              </table:table-cell>
              <table:table-cell office:value-type="float" office:value="0.263425924997136">
                <text:p>0.263425924997136</text:p>
              </table:table-cell>
              <table:table-cell office:value-type="float" office:value="1.7653697090027">
                <text:p>1.7653697090027</text:p>
              </table:table-cell>
              <table:table-cell office:value-type="float" office:value="3.68479468900114">
                <text:p>3.68479468900114</text:p>
              </table:table-cell>
              <table:table-cell office:value-type="float" office:value="19.7395391300015">
                <text:p>19.7395391300015</text:p>
              </table:table-cell>
              <table:table-cell office:value-type="float" office:value="39.4735207259982">
                <text:p>39.4735207259982</text:p>
              </table:table-cell>
            </table:table-row>
            <table:table-row>
              <table:table-cell office:value-type="string">
                <text:p>Merge Rev sorted</text:p>
                <draw:g>
                  <svg:desc>Sheet1.A19:Sheet1.A19</svg:desc>
                </draw:g>
              </table:table-cell>
              <table:table-cell office:value-type="float" office:value="0.00903117200141423">
                <text:p>0.00903117200141423</text:p>
                <draw:g>
                  <svg:desc>Sheet1.B19:Sheet1.H19</svg:desc>
                </draw:g>
              </table:table-cell>
              <table:table-cell office:value-type="float" office:value="0.0562355119982385">
                <text:p>0.0562355119982385</text:p>
              </table:table-cell>
              <table:table-cell office:value-type="float" office:value="0.107938673001627">
                <text:p>0.107938673001627</text:p>
              </table:table-cell>
              <table:table-cell office:value-type="float" office:value="0.682591944001615">
                <text:p>0.682591944001615</text:p>
              </table:table-cell>
              <table:table-cell office:value-type="float" office:value="1.38772184200207">
                <text:p>1.38772184200207</text:p>
              </table:table-cell>
              <table:table-cell office:value-type="float" office:value="8.06365275200005">
                <text:p>8.06365275200005</text:p>
              </table:table-cell>
              <table:table-cell office:value-type="float" office:value="17.303284349">
                <text:p>17.303284349</text:p>
              </table:table-cell>
            </table:table-row>
            <table:table-row>
              <table:table-cell office:value-type="string">
                <text:p>Bubble Rev sorted</text:p>
                <draw:g>
                  <svg:desc>Sheet1.A22:Sheet1.A22</svg:desc>
                </draw:g>
              </table:table-cell>
              <table:table-cell office:value-type="float" office:value="0.117354759000591">
                <text:p>0.117354759000591</text:p>
                <draw:g>
                  <svg:desc>Sheet1.B22:Sheet1.H22</svg:desc>
                </draw:g>
              </table:table-cell>
              <table:table-cell office:value-type="float" office:value="3.161174183002">
                <text:p>3.161174183002</text:p>
              </table:table-cell>
              <table:table-cell office:value-type="float" office:value="12.9615705420001">
                <text:p>12.9615705420001</text:p>
              </table:table-cell>
              <table:table-cell office:value-type="float" office:value="331.818958645999">
                <text:p>331.81895864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Rev sorted</text:p>
                <draw:g>
                  <svg:desc>Sheet1.A25:Sheet1.A25</svg:desc>
                </draw:g>
              </table:table-cell>
              <table:table-cell office:value-type="float" office:value="0.0937689359998331">
                <text:p>0.0937689359998331</text:p>
                <draw:g>
                  <svg:desc>Sheet1.B25:Sheet1.H25</svg:desc>
                </draw:g>
              </table:table-cell>
              <table:table-cell office:value-type="float" office:value="2.37140199200076">
                <text:p>2.37140199200076</text:p>
              </table:table-cell>
              <table:table-cell office:value-type="float" office:value="9.01150486999904">
                <text:p>9.01150486999904</text:p>
              </table:table-cell>
              <table:table-cell office:value-type="float" office:value="250.413892379001">
                <text:p>250.41389237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 Rev sorted</text:p>
                <draw:g>
                  <svg:desc>Sheet1.A28:Sheet1.A28</svg:desc>
                </draw:g>
              </table:table-cell>
              <table:table-cell office:value-type="float" office:value="0.100064303002">
                <text:p>0.100064303002</text:p>
                <draw:g>
                  <svg:desc>Sheet1.B28:Sheet1.H28</svg:desc>
                </draw:g>
              </table:table-cell>
              <table:table-cell office:value-type="float" office:value="2.59530727400124">
                <text:p>2.59530727400124</text:p>
              </table:table-cell>
              <table:table-cell office:value-type="float" office:value="10.174850667001">
                <text:p>10.174850667001</text:p>
              </table:table-cell>
              <table:table-cell office:value-type="float" office:value="285.097935236998">
                <text:p>285.09793523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